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74b1" officeooo:paragraph-rsid="000d74b1"/>
    </style:style>
    <style:style style:name="P2" style:family="paragraph" style:parent-style-name="Text_20_body">
      <style:text-properties officeooo:rsid="00124496" officeooo:paragraph-rsid="00124496"/>
    </style:style>
    <style:style style:name="P3" style:family="paragraph" style:parent-style-name="Text_20_body">
      <style:text-properties style:font-name="Liberation Serif" officeooo:rsid="00124496" officeooo:paragraph-rsid="00124496"/>
    </style:style>
    <style:style style:name="T1" style:family="text">
      <style:text-properties officeooo:rsid="0010abea"/>
    </style:style>
    <style:style style:name="T2" style:family="text">
      <style:text-properties officeooo:rsid="00124496"/>
    </style:style>
    <style:style style:name="T3" style:family="text">
      <style:text-properties style:font-name="Noto Sans Mono Med"/>
    </style:style>
    <style:style style:name="T4" style:family="text">
      <style:text-properties style:font-name="Liberation Serif"/>
    </style:style>
    <style:style style:name="T5" style:family="text">
      <style:text-properties officeooo:rsid="00142af7"/>
    </style:style>
    <style:style style:name="T6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drea Fanti</text:span> 235808</text:p>
      <text:h text:style-name="Heading_20_3" text:outline-level="3">Lab <text:span text:style-name="T2">2</text:span> exercise 0</text:h>
      <text:p text:style-name="P2">It is possible to save this commands in a <text:span text:style-name="T3">.sh</text:span><text:span text:style-name="T4"> file, as it has been done in this directory under the name </text:span><text:span text:style-name="T3">E00.sh</text:span><text:span text:style-name="T4">.</text:span></text:p>
      <text:p text:style-name="P3">To execute this file one needs execution and read permissions.<text:line-break/>The read permission is needed because the shell needs to read the file in order to interpretate <text:span text:style-name="T5">its </text:span>cont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1:15.105202585</meta:creation-date>
    <dc:date>2018-10-21T17:40:05.181673277</dc:date>
    <meta:editing-duration>PT10M13S</meta:editing-duration>
    <meta:editing-cycles>5</meta:editing-cycles>
    <meta:generator>LibreOffice/6.1.2.1$Linux_X86_64 LibreOffice_project/10$Build-1</meta:generator>
    <meta:document-statistic meta:table-count="0" meta:image-count="0" meta:object-count="0" meta:page-count="1" meta:paragraph-count="4" meta:word-count="59" meta:character-count="318" meta:non-whitespace-character-count="263"/>
  </office:meta>
</office:document-meta>
</file>